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GoogleSans-Regular" svg:font-family="GoogleSans-Regular, Arial, Helvetica, sans-serif"/>
  </office:font-face-decls>
  <office:automatic-styles>
    <style:style style:name="P1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</style:style>
    <style:style style:name="P2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3c4043" loext:opacity="100%" style:font-name="GoogleSans-Regular" fo:font-size="11.25pt" fo:letter-spacing="normal" fo:font-style="normal" fo:font-weight="normal"/>
    </style:style>
    <style:style style:name="T1" style:family="text">
      <style:text-properties fo:font-variant="normal" fo:text-transform="none" fo:color="#3c4043" loext:opacity="100%" style:font-name="GoogleSans-Regular" fo:font-size="11.2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rawler 48m vessel equipped as a fresh fish trawler with a registration length under 45m capable of fishing with three bottom trawls simultaneously, equipped with 4 trawl winches. </text:p>
      <text:p text:style-name="P1"><text:span text:style-name="T1"/></text:p>
      <text:p text:style-name="P1"><text:bookmark-start text:name="__DdeLink__19_2362584696"/><text:span text:style-name="T1">Судно Траулер 48м оборудовано как траулер для свежей рыбы с регистровой длиной до 45м, способный вести лов тремя донными тралами одновременно, оборудовано 4 траловыми лебедками.</text:span> <text:bookmark-end text:name="__DdeLink__19_236258469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GoogleSans-Regular" svg:font-family="GoogleSans-Regular, Arial, Helvetica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rlito" fo:font-size="12pt" fo:language="ru" fo:country="RU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loext:opacity="0%" style:font-name="Carlito" fo:font-size="12pt" fo:language="ru" fo:country="RU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2T11:13:23.690090077</meta:creation-date>
    <dc:date>2024-08-20T17:02:01.162420345</dc:date>
    <meta:editing-duration>PT22M51S</meta:editing-duration>
    <meta:editing-cycles>3</meta:editing-cycles>
    <meta:generator>Collabora_Office/24.04.4.2$Linux_X86_64 LibreOffice_project/3709158c476d3931713e1be652f02aae1db91dd3</meta:generator>
    <meta:document-statistic meta:table-count="0" meta:image-count="0" meta:object-count="0" meta:page-count="1" meta:paragraph-count="2" meta:word-count="53" meta:character-count="358" meta:non-whitespace-character-count="305"/>
  </office:meta>
</office:document-meta>
</file>